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27.675cm" fo:margin-left="0.032cm" style:page-number="auto" table:align="left"/>
    </style:style>
    <style:style style:name="Tabelle1.A" style:family="table-column">
      <style:table-column-properties style:column-width="5.503cm"/>
    </style:style>
    <style:style style:name="Tabelle1.B" style:family="table-column">
      <style:table-column-properties style:column-width="5.556cm"/>
    </style:style>
    <style:style style:name="Tabelle1.C" style:family="table-column">
      <style:table-column-properties style:column-width="5.53cm"/>
    </style:style>
    <style:style style:name="Tabelle1.1" style:family="table-row">
      <style:table-row-properties style:min-row-height="0.4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9" style:family="table-row">
      <style:table-row-properties style:min-row-height="1.949cm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Heading">
      <style:text-properties fo:font-size="8pt" style:font-size-asian="8pt" style:font-size-complex="8pt"/>
    </style:style>
    <style:style style:name="P3" style:family="paragraph" style:parent-style-name="Standard" style:list-style-name="L5"/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paragraph-rsid="0004e331" style:font-size-asian="8pt" style:font-size-complex="8pt"/>
    </style:style>
    <style:style style:name="P6" style:family="paragraph" style:list-style-name="L7"/>
    <style:style style:name="P7" style:family="paragraph" style:list-style-name="Aufzählung_20_Eng"/>
    <style:style style:name="P8" style:family="paragraph" style:parent-style-name="Table_20_Heading">
      <style:text-properties fo:font-size="8pt" officeooo:rsid="00033dc8" officeooo:paragraph-rsid="00033dc8" style:font-size-asian="8pt" style:font-size-complex="8pt"/>
    </style:style>
    <style:style style:name="P9" style:family="paragraph" style:parent-style-name="Table_20_Heading">
      <style:text-properties fo:font-size="8pt" officeooo:rsid="00033dc8" officeooo:paragraph-rsid="0004e331" style:font-size-asian="8pt" style:font-size-complex="8pt"/>
    </style:style>
    <style:style style:name="T1" style:family="text">
      <style:text-properties officeooo:rsid="0004e331"/>
    </style:style>
    <style:style style:name="T2" style:family="text">
      <style:text-properties fo:font-size="8pt" officeooo:rsid="0004e331" style:font-size-asian="8pt" style:font-size-complex="8pt"/>
    </style:style>
    <style:style style:name="T3" style:family="text">
      <style:text-properties officeooo:rsid="000661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7cm" fo:margin-left="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8">Machine Learning Method</text:p>
            </table:table-cell>
            <table:table-cell table:style-name="Tabelle1.A1" office:value-type="string">
              <text:p text:style-name="P9"><text:span text:style-name="T1">Description</text:span></text:p>
            </table:table-cell>
            <table:table-cell table:style-name="Tabelle1.A1" office:value-type="string">
              <text:p text:style-name="P8">Strength</text:p>
            </table:table-cell>
            <table:table-cell table:style-name="Tabelle1.A1" office:value-type="string">
              <text:p text:style-name="P8">Weakness</text:p>
            </table:table-cell>
            <table:table-cell table:style-name="Tabelle1.E1" office:value-type="string">
              <text:p text:style-name="P2"/>
            </table:table-cell>
          </table:table-row>
        </table:table-header-rows>
        <table:table-row>
          <table:table-cell table:style-name="Tabelle1.A2" office:value-type="string">
            <text:p text:style-name="P5"><text:span text:style-name="T1">SVM – Support Vector Machine</text:span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<text:span text:style-name="T1">RF – Random Forest</text:span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<text:span text:style-name="T1">ANN – Artifical Neural Network</text:span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<text:span text:style-name="T1">KNN – k Nearest Neighbors</text:span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5"><text:span text:style-name="T1">GLM – Generalized Linear Model</text:span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list xml:id="list1201334180382737179" text:style-name="L7">
              <text:list-item>
                <text:p>A</text:p>
              </text:list-item>
              <text:list-item>
                <text:p>B</text:p>
              </text:list-item>
            </text:list>
          </table:table-cell>
          <table:table-cell table:style-name="Tabelle1.E2" office:value-type="string">
            <text:p text:style-name="P1"/>
          </table:table-cell>
        </table:table-row>
        <table:table-row table:style-name="Tabelle1.9">
          <table:table-cell table:style-name="Tabelle1.A2" office:value-type="string">
            <text:p text:style-name="P5"><text:span text:style-name="T1">GAM – Generalized Additive Model</text:span></text:p>
          </table:table-cell>
          <table:table-cell table:style-name="Tabelle1.A2" office:value-type="string">
            <text:p text:style-name="P5"><text:span text:style-name="T1">Specifies distribution and link funtion g</text:span></text:p>
            <text:p text:style-name="P5"><text:span text:style-name="T1">Fit functions f_i(x_i):</text:span></text:p>
            <text:p text:style-name="P5"><text:span text:style-name="T1">g(E(Y))=b0+f1(x1)+f2(x2)+...+fm(xm)</text:span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list xml:id="list5077797557387398016" text:style-name="Aufzählung_20_Eng">
              <text:list-item>
                <text:p>Overfitting</text:p>
              </text:list-item>
            </text:list>
            <text:list xml:id="list6629767545400659907" text:style-name="Aufzählung_20_Eng">
              <text:list-item>
                <text:p>GLM preferable unless GAM really improvement</text:p>
              </text:list-item>
            </text:list>
          </table:table-cell>
          <table:table-cell table:style-name="Tabelle1.E2" office:value-type="string">
            <text:p text:style-name="P1"/>
          </table:table-cell>
        </table:table-row>
      </table:table>
      <text:list xml:id="list587013633535139519" text:style-name="L5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ufzählung_20_Eng" style:display-name="Aufzählung Eng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7:00:08.81</meta:creation-date>
    <dc:date>2013-08-21T12:56:23.90</dc:date>
    <meta:editing-duration>PT15M48S</meta:editing-duration>
    <meta:editing-cycles>4</meta:editing-cycles>
    <meta:generator>LibreOffice/4.0.4.2$Windows_x86 LibreOffice_project/9e9821abd0ffdbc09cd8c52eaa574fa09eb08f2</meta:generator>
    <meta:document-statistic meta:table-count="1" meta:image-count="0" meta:object-count="0" meta:page-count="1" meta:paragraph-count="17" meta:word-count="52" meta:character-count="373" meta:non-whitespace-character-count="336"/>
  </office:meta>
</office:document-meta>
</file>